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37" calcext:value-type="float">
            <text:p>137.000</text:p>
          </table:table-cell>
          <table:table-cell office:value-type="float" office:value="27.174466493495" calcext:value-type="float">
            <text:p>27.174</text:p>
          </table:table-cell>
          <table:table-cell office:value-type="float" office:value="0.776207646507661" calcext:value-type="float">
            <text:p>0.77621</text:p>
          </table:table-cell>
          <table:table-cell office:value-type="float" office:value="25884.2021484375" calcext:value-type="float">
            <text:p>25884.20</text:p>
          </table:table-cell>
          <table:table-cell office:value-type="float" office:value="6739.34008789063" calcext:value-type="float">
            <text:p>6739.3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5" calcext:value-type="float">
            <text:p>105.000</text:p>
          </table:table-cell>
          <table:table-cell office:value-type="float" office:value="28.4707562764519" calcext:value-type="float">
            <text:p>28.471</text:p>
          </table:table-cell>
          <table:table-cell office:value-type="float" office:value="0.805165464529257" calcext:value-type="float">
            <text:p>0.80517</text:p>
          </table:table-cell>
          <table:table-cell office:value-type="float" office:value="22514.4580078125" calcext:value-type="float">
            <text:p>22514.46</text:p>
          </table:table-cell>
          <table:table-cell office:value-type="float" office:value="6005.82641601563" calcext:value-type="float">
            <text:p>6005.83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84.875" calcext:value-type="float">
            <text:p>84.875</text:p>
          </table:table-cell>
          <table:table-cell office:value-type="float" office:value="29.4344524251207" calcext:value-type="float">
            <text:p>29.434</text:p>
          </table:table-cell>
          <table:table-cell office:value-type="float" office:value="0.825449403971602" calcext:value-type="float">
            <text:p>0.82545</text:p>
          </table:table-cell>
          <table:table-cell office:value-type="float" office:value="20746.6274414063" calcext:value-type="float">
            <text:p>20746.63</text:p>
          </table:table-cell>
          <table:table-cell office:value-type="float" office:value="5672.52807617188" calcext:value-type="float">
            <text:p>5672.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0.625" calcext:value-type="float">
            <text:p>70.625</text:p>
          </table:table-cell>
          <table:table-cell office:value-type="float" office:value="30.3521338311269" calcext:value-type="float">
            <text:p>30.352</text:p>
          </table:table-cell>
          <table:table-cell office:value-type="float" office:value="0.843134012360715" calcext:value-type="float">
            <text:p>0.84313</text:p>
          </table:table-cell>
          <table:table-cell office:value-type="float" office:value="19691.9750976563" calcext:value-type="float">
            <text:p>19691.98</text:p>
          </table:table-cell>
          <table:table-cell office:value-type="float" office:value="5465.08276367188" calcext:value-type="float">
            <text:p>5465.0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60.375" calcext:value-type="float">
            <text:p>60.375</text:p>
          </table:table-cell>
          <table:table-cell office:value-type="float" office:value="31.1497146873402" calcext:value-type="float">
            <text:p>31.150</text:p>
          </table:table-cell>
          <table:table-cell office:value-type="float" office:value="0.858797169377863" calcext:value-type="float">
            <text:p>0.85880</text:p>
          </table:table-cell>
          <table:table-cell office:value-type="float" office:value="18276.9614257813" calcext:value-type="float">
            <text:p>18276.96</text:p>
          </table:table-cell>
          <table:table-cell office:value-type="float" office:value="5423.6376953125" calcext:value-type="float">
            <text:p>5423.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2.25" calcext:value-type="float">
            <text:p>52.250</text:p>
          </table:table-cell>
          <table:table-cell office:value-type="float" office:value="31.8731917557867" calcext:value-type="float">
            <text:p>31.873</text:p>
          </table:table-cell>
          <table:table-cell office:value-type="float" office:value="0.871019083921452" calcext:value-type="float">
            <text:p>0.87102</text:p>
          </table:table-cell>
          <table:table-cell office:value-type="float" office:value="17372.8759765625" calcext:value-type="float">
            <text:p>17372.88</text:p>
          </table:table-cell>
          <table:table-cell office:value-type="float" office:value="5157.47436523438" calcext:value-type="float">
            <text:p>5157.47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6" calcext:value-type="float">
            <text:p>46.000</text:p>
          </table:table-cell>
          <table:table-cell office:value-type="float" office:value="32.5415367302724" calcext:value-type="float">
            <text:p>32.542</text:p>
          </table:table-cell>
          <table:table-cell office:value-type="float" office:value="0.881823525312809" calcext:value-type="float">
            <text:p>0.88182</text:p>
          </table:table-cell>
          <table:table-cell office:value-type="float" office:value="16424.3452148438" calcext:value-type="float">
            <text:p>16424.35</text:p>
          </table:table-cell>
          <table:table-cell office:value-type="float" office:value="4931.3681640625" calcext:value-type="float">
            <text:p>4931.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0.625" calcext:value-type="float">
            <text:p>40.625</text:p>
          </table:table-cell>
          <table:table-cell office:value-type="float" office:value="33.2062565834269" calcext:value-type="float">
            <text:p>33.206</text:p>
          </table:table-cell>
          <table:table-cell office:value-type="float" office:value="0.891984769448637" calcext:value-type="float">
            <text:p>0.89198</text:p>
          </table:table-cell>
          <table:table-cell office:value-type="float" office:value="15640.025390625" calcext:value-type="float">
            <text:p>15640.03</text:p>
          </table:table-cell>
          <table:table-cell office:value-type="float" office:value="4629.66943359375" calcext:value-type="float">
            <text:p>4629.67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6.375" calcext:value-type="float">
            <text:p>36.375</text:p>
          </table:table-cell>
          <table:table-cell office:value-type="float" office:value="33.7587725366432" calcext:value-type="float">
            <text:p>33.759</text:p>
          </table:table-cell>
          <table:table-cell office:value-type="float" office:value="0.899581936331423" calcext:value-type="float">
            <text:p>0.89958</text:p>
          </table:table-cell>
          <table:table-cell office:value-type="float" office:value="15240.263671875" calcext:value-type="float">
            <text:p>15240.26</text:p>
          </table:table-cell>
          <table:table-cell office:value-type="float" office:value="4575.0244140625" calcext:value-type="float">
            <text:p>4575.0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2.875" calcext:value-type="float">
            <text:p>32.875</text:p>
          </table:table-cell>
          <table:table-cell office:value-type="float" office:value="34.3021465175662" calcext:value-type="float">
            <text:p>34.302</text:p>
          </table:table-cell>
          <table:table-cell office:value-type="float" office:value="0.907126218326621" calcext:value-type="float">
            <text:p>0.90713</text:p>
          </table:table-cell>
          <table:table-cell office:value-type="float" office:value="14572.0424804688" calcext:value-type="float">
            <text:p>14572.04</text:p>
          </table:table-cell>
          <table:table-cell office:value-type="float" office:value="4546.7431640625" calcext:value-type="float">
            <text:p>4546.74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29.75" calcext:value-type="float">
            <text:p>29.750</text:p>
          </table:table-cell>
          <table:table-cell office:value-type="float" office:value="34.8298686711516" calcext:value-type="float">
            <text:p>34.830</text:p>
          </table:table-cell>
          <table:table-cell office:value-type="float" office:value="0.91313400349922" calcext:value-type="float">
            <text:p>0.91313</text:p>
          </table:table-cell>
          <table:table-cell office:value-type="float" office:value="14292.8076171875" calcext:value-type="float">
            <text:p>14292.81</text:p>
          </table:table-cell>
          <table:table-cell office:value-type="float" office:value="4622.13427734375" calcext:value-type="float">
            <text:p>4622.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7.1" calcext:value-type="float">
            <text:p>27.100</text:p>
          </table:table-cell>
          <table:table-cell office:value-type="float" office:value="35.3294969743211" calcext:value-type="float">
            <text:p>35.329</text:p>
          </table:table-cell>
          <table:table-cell office:value-type="float" office:value="0.918690728935947" calcext:value-type="float">
            <text:p>0.91869</text:p>
          </table:table-cell>
          <table:table-cell office:value-type="float" office:value="14054.2158203125" calcext:value-type="float">
            <text:p>14054.22</text:p>
          </table:table-cell>
          <table:table-cell office:value-type="float" office:value="4572.79907226563" calcext:value-type="float">
            <text:p>4572.80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4.875" calcext:value-type="float">
            <text:p>24.875</text:p>
          </table:table-cell>
          <table:table-cell office:value-type="float" office:value="35.7905622027623" calcext:value-type="float">
            <text:p>35.791</text:p>
          </table:table-cell>
          <table:table-cell office:value-type="float" office:value="0.924016093621278" calcext:value-type="float">
            <text:p>0.92402</text:p>
          </table:table-cell>
          <table:table-cell office:value-type="float" office:value="13838.5151367188" calcext:value-type="float">
            <text:p>13838.52</text:p>
          </table:table-cell>
          <table:table-cell office:value-type="float" office:value="4421.77026367188" calcext:value-type="float">
            <text:p>4421.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60894.06307343" calcext:value-type="float">
            <text:p>260894.06307343</text:p>
          </table:table-cell>
          <table:table-cell table:style-name="ce6" office:value-type="float" office:value="1496908.81070811" calcext:value-type="float">
            <text:p>1496908.8107081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57" calcext:value-type="float">
            <text:p>157.000</text:p>
          </table:table-cell>
          <table:table-cell office:value-type="float" office:value="25.1109522589427" calcext:value-type="float">
            <text:p>25.111</text:p>
          </table:table-cell>
          <table:table-cell office:value-type="float" office:value="0.723148380396927" calcext:value-type="float">
            <text:p>0.72315</text:p>
          </table:table-cell>
          <table:table-cell office:value-type="float" office:value="41276.5932617188" calcext:value-type="float">
            <text:p>41276.59</text:p>
          </table:table-cell>
          <table:table-cell office:value-type="float" office:value="8421.52294921875" calcext:value-type="float">
            <text:p>8421.5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27.125" calcext:value-type="float">
            <text:p>127.125</text:p>
          </table:table-cell>
          <table:table-cell office:value-type="float" office:value="26.0394139635653" calcext:value-type="float">
            <text:p>26.039</text:p>
          </table:table-cell>
          <table:table-cell office:value-type="float" office:value="0.757216195872042" calcext:value-type="float">
            <text:p>0.75722</text:p>
          </table:table-cell>
          <table:table-cell office:value-type="float" office:value="42257.0795898438" calcext:value-type="float">
            <text:p>42257.08</text:p>
          </table:table-cell>
          <table:table-cell office:value-type="float" office:value="8888.51928710938" calcext:value-type="float">
            <text:p>8888.5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05.55" calcext:value-type="float">
            <text:p>105.550</text:p>
          </table:table-cell>
          <table:table-cell office:value-type="float" office:value="26.8846077674022" calcext:value-type="float">
            <text:p>26.885</text:p>
          </table:table-cell>
          <table:table-cell office:value-type="float" office:value="0.784907184953296" calcext:value-type="float">
            <text:p>0.78491</text:p>
          </table:table-cell>
          <table:table-cell office:value-type="float" office:value="42363.57421875" calcext:value-type="float">
            <text:p>42363.57</text:p>
          </table:table-cell>
          <table:table-cell office:value-type="float" office:value="8904.091796875" calcext:value-type="float">
            <text:p>8904.0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0.625" calcext:value-type="float">
            <text:p>90.625</text:p>
          </table:table-cell>
          <table:table-cell office:value-type="float" office:value="27.6271761748389" calcext:value-type="float">
            <text:p>27.627</text:p>
          </table:table-cell>
          <table:table-cell office:value-type="float" office:value="0.809546254979181" calcext:value-type="float">
            <text:p>0.80955</text:p>
          </table:table-cell>
          <table:table-cell office:value-type="float" office:value="43905.2822265625" calcext:value-type="float">
            <text:p>43905.28</text:p>
          </table:table-cell>
          <table:table-cell office:value-type="float" office:value="9574.77563476563" calcext:value-type="float">
            <text:p>9574.7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9" calcext:value-type="float">
            <text:p>79.000</text:p>
          </table:table-cell>
          <table:table-cell office:value-type="float" office:value="28.3187822156817" calcext:value-type="float">
            <text:p>28.319</text:p>
          </table:table-cell>
          <table:table-cell office:value-type="float" office:value="0.825394316594443" calcext:value-type="float">
            <text:p>0.82539</text:p>
          </table:table-cell>
          <table:table-cell office:value-type="float" office:value="43413.232421875" calcext:value-type="float">
            <text:p>43413.23</text:p>
          </table:table-cell>
          <table:table-cell office:value-type="float" office:value="9735.84814453125" calcext:value-type="float">
            <text:p>9735.8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9.625" calcext:value-type="float">
            <text:p>69.625</text:p>
          </table:table-cell>
          <table:table-cell office:value-type="float" office:value="28.9658436424533" calcext:value-type="float">
            <text:p>28.966</text:p>
          </table:table-cell>
          <table:table-cell office:value-type="float" office:value="0.83957063345922" calcext:value-type="float">
            <text:p>0.83957</text:p>
          </table:table-cell>
          <table:table-cell office:value-type="float" office:value="43603.4594726563" calcext:value-type="float">
            <text:p>43603.46</text:p>
          </table:table-cell>
          <table:table-cell office:value-type="float" office:value="9723.05224609375" calcext:value-type="float">
            <text:p>9723.05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2" calcext:value-type="float">
            <text:p>62.000</text:p>
          </table:table-cell>
          <table:table-cell office:value-type="float" office:value="29.5679941648638" calcext:value-type="float">
            <text:p>29.568</text:p>
          </table:table-cell>
          <table:table-cell office:value-type="float" office:value="0.851891076461657" calcext:value-type="float">
            <text:p>0.85189</text:p>
          </table:table-cell>
          <table:table-cell office:value-type="float" office:value="42441.6826171875" calcext:value-type="float">
            <text:p>42441.68</text:p>
          </table:table-cell>
          <table:table-cell office:value-type="float" office:value="9463.53295898438" calcext:value-type="float">
            <text:p>9463.53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5.625" calcext:value-type="float">
            <text:p>55.625</text:p>
          </table:table-cell>
          <table:table-cell office:value-type="float" office:value="30.1510885129684" calcext:value-type="float">
            <text:p>30.151</text:p>
          </table:table-cell>
          <table:table-cell office:value-type="float" office:value="0.865630641883742" calcext:value-type="float">
            <text:p>0.86563</text:p>
          </table:table-cell>
          <table:table-cell office:value-type="float" office:value="41847.3911132813" calcext:value-type="float">
            <text:p>41847.39</text:p>
          </table:table-cell>
          <table:table-cell office:value-type="float" office:value="9259.64428710937" calcext:value-type="float">
            <text:p>9259.6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0" calcext:value-type="float">
            <text:p>50.000</text:p>
          </table:table-cell>
          <table:table-cell office:value-type="float" office:value="30.7159143098451" calcext:value-type="float">
            <text:p>30.716</text:p>
          </table:table-cell>
          <table:table-cell office:value-type="float" office:value="0.876482621304738" calcext:value-type="float">
            <text:p>0.87648</text:p>
          </table:table-cell>
          <table:table-cell office:value-type="float" office:value="41688.59375" calcext:value-type="float">
            <text:p>41688.59</text:p>
          </table:table-cell>
          <table:table-cell office:value-type="float" office:value="9179.0888671875" calcext:value-type="float">
            <text:p>9179.0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5.5" calcext:value-type="float">
            <text:p>45.500</text:p>
          </table:table-cell>
          <table:table-cell office:value-type="float" office:value="31.2439168640939" calcext:value-type="float">
            <text:p>31.244</text:p>
          </table:table-cell>
          <table:table-cell office:value-type="float" office:value="0.885505710178639" calcext:value-type="float">
            <text:p>0.88551</text:p>
          </table:table-cell>
          <table:table-cell office:value-type="float" office:value="40717.6743164063" calcext:value-type="float">
            <text:p>40717.67</text:p>
          </table:table-cell>
          <table:table-cell office:value-type="float" office:value="9048.513671875" calcext:value-type="float">
            <text:p>9048.5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1.625" calcext:value-type="float">
            <text:p>41.625</text:p>
          </table:table-cell>
          <table:table-cell office:value-type="float" office:value="31.7404876805181" calcext:value-type="float">
            <text:p>31.740</text:p>
          </table:table-cell>
          <table:table-cell office:value-type="float" office:value="0.89346209000012" calcext:value-type="float">
            <text:p>0.89346</text:p>
          </table:table-cell>
          <table:table-cell office:value-type="float" office:value="40677.6279296875" calcext:value-type="float">
            <text:p>40677.63</text:p>
          </table:table-cell>
          <table:table-cell office:value-type="float" office:value="9137.29858398438" calcext:value-type="float">
            <text:p>9137.3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8.1" calcext:value-type="float">
            <text:p>38.100</text:p>
          </table:table-cell>
          <table:table-cell office:value-type="float" office:value="32.2187729262268" calcext:value-type="float">
            <text:p>32.219</text:p>
          </table:table-cell>
          <table:table-cell office:value-type="float" office:value="0.900673198246889" calcext:value-type="float">
            <text:p>0.90067</text:p>
          </table:table-cell>
          <table:table-cell office:value-type="float" office:value="40137.2216796875" calcext:value-type="float">
            <text:p>40137.22</text:p>
          </table:table-cell>
          <table:table-cell office:value-type="float" office:value="8975.2353515625" calcext:value-type="float">
            <text:p>8975.2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5.125" calcext:value-type="float">
            <text:p>35.125</text:p>
          </table:table-cell>
          <table:table-cell office:value-type="float" office:value="32.66098460558" calcext:value-type="float">
            <text:p>32.661</text:p>
          </table:table-cell>
          <table:table-cell office:value-type="float" office:value="0.90650273419926" calcext:value-type="float">
            <text:p>0.90650</text:p>
          </table:table-cell>
          <table:table-cell office:value-type="float" office:value="39839.9384765625" calcext:value-type="float">
            <text:p>39839.94</text:p>
          </table:table-cell>
          <table:table-cell office:value-type="float" office:value="8847.37890625" calcext:value-type="float">
            <text:p>8847.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0125.158521677" calcext:value-type="float">
            <text:p>270125.158521677</text:p>
          </table:table-cell>
          <table:table-cell table:style-name="ce6" office:value-type="float" office:value="1965661.63099424" calcext:value-type="float">
            <text:p>1965661.6309942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33.75" calcext:value-type="float">
            <text:p>133.750</text:p>
          </table:table-cell>
          <table:table-cell office:value-type="float" office:value="26.60821324765" calcext:value-type="float">
            <text:p>26.608</text:p>
          </table:table-cell>
          <table:table-cell table:style-name="ce3" office:value-type="float" office:value="0.737585249833433" calcext:value-type="float">
            <text:p>0.73759</text:p>
          </table:table-cell>
          <table:table-cell office:value-type="float" office:value="27112.0810546875" calcext:value-type="float">
            <text:p>27112.08</text:p>
          </table:table-cell>
          <table:table-cell office:value-type="float" office:value="6143.7119140625" calcext:value-type="float">
            <text:p>6143.7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06.375" calcext:value-type="float">
            <text:p>106.375</text:p>
          </table:table-cell>
          <table:table-cell office:value-type="float" office:value="27.587129387313" calcext:value-type="float">
            <text:p>27.587</text:p>
          </table:table-cell>
          <table:table-cell table:style-name="ce3" office:value-type="float" office:value="0.768354921484552" calcext:value-type="float">
            <text:p>0.76835</text:p>
          </table:table-cell>
          <table:table-cell office:value-type="float" office:value="25923.2895507813" calcext:value-type="float">
            <text:p>25923.29</text:p>
          </table:table-cell>
          <table:table-cell office:value-type="float" office:value="5776.42895507813" calcext:value-type="float">
            <text:p>5776.4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9" calcext:value-type="float">
            <text:p>89.000</text:p>
          </table:table-cell>
          <table:table-cell office:value-type="float" office:value="28.3935752452733" calcext:value-type="float">
            <text:p>28.394</text:p>
          </table:table-cell>
          <table:table-cell table:style-name="ce3" office:value-type="float" office:value="0.790626926133918" calcext:value-type="float">
            <text:p>0.79063</text:p>
          </table:table-cell>
          <table:table-cell office:value-type="float" office:value="24577.6845703125" calcext:value-type="float">
            <text:p>24577.68</text:p>
          </table:table-cell>
          <table:table-cell office:value-type="float" office:value="5901.42456054688" calcext:value-type="float">
            <text:p>5901.42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5.625" calcext:value-type="float">
            <text:p>75.625</text:p>
          </table:table-cell>
          <table:table-cell office:value-type="float" office:value="29.2049446295992" calcext:value-type="float">
            <text:p>29.205</text:p>
          </table:table-cell>
          <table:table-cell table:style-name="ce3" office:value-type="float" office:value="0.812265866879762" calcext:value-type="float">
            <text:p>0.81227</text:p>
          </table:table-cell>
          <table:table-cell office:value-type="float" office:value="23322.7651367187" calcext:value-type="float">
            <text:p>23322.77</text:p>
          </table:table-cell>
          <table:table-cell office:value-type="float" office:value="5777.56518554688" calcext:value-type="float">
            <text:p>5777.5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5.375" calcext:value-type="float">
            <text:p>65.375</text:p>
          </table:table-cell>
          <table:table-cell office:value-type="float" office:value="29.9267446586515" calcext:value-type="float">
            <text:p>29.927</text:p>
          </table:table-cell>
          <table:table-cell table:style-name="ce3" office:value-type="float" office:value="0.831745109526029" calcext:value-type="float">
            <text:p>0.83175</text:p>
          </table:table-cell>
          <table:table-cell office:value-type="float" office:value="22177.2915039063" calcext:value-type="float">
            <text:p>22177.29</text:p>
          </table:table-cell>
          <table:table-cell office:value-type="float" office:value="5620.72827148438" calcext:value-type="float">
            <text:p>5620.7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7.5" calcext:value-type="float">
            <text:p>57.500</text:p>
          </table:table-cell>
          <table:table-cell office:value-type="float" office:value="30.567130464628" calcext:value-type="float">
            <text:p>30.567</text:p>
          </table:table-cell>
          <table:table-cell table:style-name="ce3" office:value-type="float" office:value="0.847436408220015" calcext:value-type="float">
            <text:p>0.84744</text:p>
          </table:table-cell>
          <table:table-cell office:value-type="float" office:value="21480.5512695313" calcext:value-type="float">
            <text:p>21480.55</text:p>
          </table:table-cell>
          <table:table-cell office:value-type="float" office:value="5628.87670898438" calcext:value-type="float">
            <text:p>5628.8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1.2" calcext:value-type="float">
            <text:p>51.200</text:p>
          </table:table-cell>
          <table:table-cell office:value-type="float" office:value="31.1575532583541" calcext:value-type="float">
            <text:p>31.158</text:p>
          </table:table-cell>
          <table:table-cell table:style-name="ce3" office:value-type="float" office:value="0.860806759567913" calcext:value-type="float">
            <text:p>0.86081</text:p>
          </table:table-cell>
          <table:table-cell office:value-type="float" office:value="20996.9965820312" calcext:value-type="float">
            <text:p>20997.00</text:p>
          </table:table-cell>
          <table:table-cell office:value-type="float" office:value="5558.87939453125" calcext:value-type="float">
            <text:p>5558.8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5.75" calcext:value-type="float">
            <text:p>45.750</text:p>
          </table:table-cell>
          <table:table-cell office:value-type="float" office:value="31.7498824646901" calcext:value-type="float">
            <text:p>31.750</text:p>
          </table:table-cell>
          <table:table-cell table:style-name="ce3" office:value-type="float" office:value="0.87153113032881" calcext:value-type="float">
            <text:p>0.87153</text:p>
          </table:table-cell>
          <table:table-cell office:value-type="float" office:value="20501.02734375" calcext:value-type="float">
            <text:p>20501.03</text:p>
          </table:table-cell>
          <table:table-cell office:value-type="float" office:value="5430.14428710938" calcext:value-type="float">
            <text:p>5430.1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1.4" calcext:value-type="float">
            <text:p>41.400</text:p>
          </table:table-cell>
          <table:table-cell office:value-type="float" office:value="32.2788228727377" calcext:value-type="float">
            <text:p>32.279</text:p>
          </table:table-cell>
          <table:table-cell table:style-name="ce3" office:value-type="float" office:value="0.88105474923426" calcext:value-type="float">
            <text:p>0.88105</text:p>
          </table:table-cell>
          <table:table-cell office:value-type="float" office:value="19886.3852539063" calcext:value-type="float">
            <text:p>19886.39</text:p>
          </table:table-cell>
          <table:table-cell office:value-type="float" office:value="5257.517578125" calcext:value-type="float">
            <text:p>5257.5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7.6" calcext:value-type="float">
            <text:p>37.600</text:p>
          </table:table-cell>
          <table:table-cell office:value-type="float" office:value="32.7899834714099" calcext:value-type="float">
            <text:p>32.790</text:p>
          </table:table-cell>
          <table:table-cell table:style-name="ce3" office:value-type="float" office:value="0.890184397398087" calcext:value-type="float">
            <text:p>0.89018</text:p>
          </table:table-cell>
          <table:table-cell office:value-type="float" office:value="19487.4599609375" calcext:value-type="float">
            <text:p>19487.46</text:p>
          </table:table-cell>
          <table:table-cell office:value-type="float" office:value="5208.60302734375" calcext:value-type="float">
            <text:p>5208.6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4" calcext:value-type="float">
            <text:p>34.400</text:p>
          </table:table-cell>
          <table:table-cell office:value-type="float" office:value="33.2721399173914" calcext:value-type="float">
            <text:p>33.272</text:p>
          </table:table-cell>
          <table:table-cell table:style-name="ce3" office:value-type="float" office:value="0.897753196038018" calcext:value-type="float">
            <text:p>0.89775</text:p>
          </table:table-cell>
          <table:table-cell office:value-type="float" office:value="18891.2192382813" calcext:value-type="float">
            <text:p>18891.22</text:p>
          </table:table-cell>
          <table:table-cell office:value-type="float" office:value="5075.48095703125" calcext:value-type="float">
            <text:p>5075.4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1.6" calcext:value-type="float">
            <text:p>31.600</text:p>
          </table:table-cell>
          <table:table-cell office:value-type="float" office:value="33.7278549700991" calcext:value-type="float">
            <text:p>33.728</text:p>
          </table:table-cell>
          <table:table-cell table:style-name="ce3" office:value-type="float" office:value="0.904859469860556" calcext:value-type="float">
            <text:p>0.90486</text:p>
          </table:table-cell>
          <table:table-cell office:value-type="float" office:value="18720.4477539063" calcext:value-type="float">
            <text:p>18720.45</text:p>
          </table:table-cell>
          <table:table-cell office:value-type="float" office:value="4998.88403320313" calcext:value-type="float">
            <text:p>4998.8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" calcext:value-type="float">
            <text:p>29.000</text:p>
          </table:table-cell>
          <table:table-cell office:value-type="float" office:value="34.2179818546213" calcext:value-type="float">
            <text:p>34.218</text:p>
          </table:table-cell>
          <table:table-cell table:style-name="ce3" office:value-type="float" office:value="0.911145826378175" calcext:value-type="float">
            <text:p>0.91115</text:p>
          </table:table-cell>
          <table:table-cell office:value-type="float" office:value="18122.8818359375" calcext:value-type="float">
            <text:p>18122.88</text:p>
          </table:table-cell>
          <table:table-cell office:value-type="float" office:value="4918.75756835938" calcext:value-type="float">
            <text:p>4918.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43866.77866214" calcext:value-type="float">
            <text:p>243866.77866214</text:p>
          </table:table-cell>
          <table:table-cell table:style-name="ce6" office:value-type="float" office:value="1669612.75780042" calcext:value-type="float">
            <text:p>1669612.7578004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0" calcext:value-type="float">
            <text:p>110.000</text:p>
          </table:table-cell>
          <table:table-cell office:value-type="float" office:value="27.3687506035556" calcext:value-type="float">
            <text:p>27.369</text:p>
          </table:table-cell>
          <table:table-cell table:style-name="ce3" office:value-type="float" office:value="0.682908872325429" calcext:value-type="float">
            <text:p>0.68291</text:p>
          </table:table-cell>
          <table:table-cell office:value-type="float" office:value="16807.4584960938" calcext:value-type="float">
            <text:p>16807.46</text:p>
          </table:table-cell>
          <table:table-cell office:value-type="float" office:value="3341.67944335937" calcext:value-type="float">
            <text:p>3341.6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8.5" calcext:value-type="float">
            <text:p>88.500</text:p>
          </table:table-cell>
          <table:table-cell office:value-type="float" office:value="28.174407651551" calcext:value-type="float">
            <text:p>28.174</text:p>
          </table:table-cell>
          <table:table-cell table:style-name="ce3" office:value-type="float" office:value="0.71806461467663" calcext:value-type="float">
            <text:p>0.71806</text:p>
          </table:table-cell>
          <table:table-cell office:value-type="float" office:value="16261.6904296875" calcext:value-type="float">
            <text:p>16261.69</text:p>
          </table:table-cell>
          <table:table-cell office:value-type="float" office:value="3409.18212890625" calcext:value-type="float">
            <text:p>3409.18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4.5" calcext:value-type="float">
            <text:p>74.500</text:p>
          </table:table-cell>
          <table:table-cell office:value-type="float" office:value="28.8326305441455" calcext:value-type="float">
            <text:p>28.833</text:p>
          </table:table-cell>
          <table:table-cell table:style-name="ce3" office:value-type="float" office:value="0.744223202514446" calcext:value-type="float">
            <text:p>0.74422</text:p>
          </table:table-cell>
          <table:table-cell office:value-type="float" office:value="16205.9428710938" calcext:value-type="float">
            <text:p>16205.94</text:p>
          </table:table-cell>
          <table:table-cell office:value-type="float" office:value="3444.17749023438" calcext:value-type="float">
            <text:p>3444.1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4.5" calcext:value-type="float">
            <text:p>64.500</text:p>
          </table:table-cell>
          <table:table-cell office:value-type="float" office:value="29.392966130271" calcext:value-type="float">
            <text:p>29.393</text:p>
          </table:table-cell>
          <table:table-cell table:style-name="ce3" office:value-type="float" office:value="0.767154634770515" calcext:value-type="float">
            <text:p>0.76715</text:p>
          </table:table-cell>
          <table:table-cell office:value-type="float" office:value="15978.9140625" calcext:value-type="float">
            <text:p>15978.91</text:p>
          </table:table-cell>
          <table:table-cell office:value-type="float" office:value="3493.86694335938" calcext:value-type="float">
            <text:p>3493.8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6.5" calcext:value-type="float">
            <text:p>56.500</text:p>
          </table:table-cell>
          <table:table-cell office:value-type="float" office:value="29.9337515274512" calcext:value-type="float">
            <text:p>29.934</text:p>
          </table:table-cell>
          <table:table-cell table:style-name="ce3" office:value-type="float" office:value="0.785774823324155" calcext:value-type="float">
            <text:p>0.78577</text:p>
          </table:table-cell>
          <table:table-cell office:value-type="float" office:value="15890.5581054688" calcext:value-type="float">
            <text:p>15890.56</text:p>
          </table:table-cell>
          <table:table-cell office:value-type="float" office:value="3534.98510742188" calcext:value-type="float">
            <text:p>3534.9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0.8" calcext:value-type="float">
            <text:p>50.800</text:p>
          </table:table-cell>
          <table:table-cell office:value-type="float" office:value="30.3822603234712" calcext:value-type="float">
            <text:p>30.382</text:p>
          </table:table-cell>
          <table:table-cell table:style-name="ce3" office:value-type="float" office:value="0.801312348495322" calcext:value-type="float">
            <text:p>0.80131</text:p>
          </table:table-cell>
          <table:table-cell office:value-type="float" office:value="15905.8286132813" calcext:value-type="float">
            <text:p>15905.83</text:p>
          </table:table-cell>
          <table:table-cell office:value-type="float" office:value="3434.57446289062" calcext:value-type="float">
            <text:p>3434.5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5.8" calcext:value-type="float">
            <text:p>45.800</text:p>
          </table:table-cell>
          <table:table-cell office:value-type="float" office:value="30.8236904588107" calcext:value-type="float">
            <text:p>30.824</text:p>
          </table:table-cell>
          <table:table-cell table:style-name="ce3" office:value-type="float" office:value="0.816482873319124" calcext:value-type="float">
            <text:p>0.81648</text:p>
          </table:table-cell>
          <table:table-cell office:value-type="float" office:value="15377.8359375" calcext:value-type="float">
            <text:p>15377.84</text:p>
          </table:table-cell>
          <table:table-cell office:value-type="float" office:value="3361.08935546875" calcext:value-type="float">
            <text:p>3361.0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1.8" calcext:value-type="float">
            <text:p>41.800</text:p>
          </table:table-cell>
          <table:table-cell office:value-type="float" office:value="31.2265926434563" calcext:value-type="float">
            <text:p>31.227</text:p>
          </table:table-cell>
          <table:table-cell table:style-name="ce3" office:value-type="float" office:value="0.828421967630666" calcext:value-type="float">
            <text:p>0.82842</text:p>
          </table:table-cell>
          <table:table-cell office:value-type="float" office:value="15179.9887695313" calcext:value-type="float">
            <text:p>15179.99</text:p>
          </table:table-cell>
          <table:table-cell office:value-type="float" office:value="3423.28466796875" calcext:value-type="float">
            <text:p>3423.2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8.5" calcext:value-type="float">
            <text:p>38.500</text:p>
          </table:table-cell>
          <table:table-cell office:value-type="float" office:value="31.5966007274344" calcext:value-type="float">
            <text:p>31.597</text:p>
          </table:table-cell>
          <table:table-cell table:style-name="ce3" office:value-type="float" office:value="0.839835553432369" calcext:value-type="float">
            <text:p>0.83984</text:p>
          </table:table-cell>
          <table:table-cell office:value-type="float" office:value="15016.8149414063" calcext:value-type="float">
            <text:p>15016.81</text:p>
          </table:table-cell>
          <table:table-cell office:value-type="float" office:value="3330.91625976563" calcext:value-type="float">
            <text:p>3330.9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5.7" calcext:value-type="float">
            <text:p>35.700</text:p>
          </table:table-cell>
          <table:table-cell office:value-type="float" office:value="31.9611149822527" calcext:value-type="float">
            <text:p>31.961</text:p>
          </table:table-cell>
          <table:table-cell table:style-name="ce3" office:value-type="float" office:value="0.849959631699307" calcext:value-type="float">
            <text:p>0.84996</text:p>
          </table:table-cell>
          <table:table-cell office:value-type="float" office:value="14856.58984375" calcext:value-type="float">
            <text:p>14856.59</text:p>
          </table:table-cell>
          <table:table-cell office:value-type="float" office:value="3243.83374023437" calcext:value-type="float">
            <text:p>3243.8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3.1" calcext:value-type="float">
            <text:p>33.100</text:p>
          </table:table-cell>
          <table:table-cell office:value-type="float" office:value="32.3190657722752" calcext:value-type="float">
            <text:p>32.319</text:p>
          </table:table-cell>
          <table:table-cell table:style-name="ce3" office:value-type="float" office:value="0.859481027956953" calcext:value-type="float">
            <text:p>0.85948</text:p>
          </table:table-cell>
          <table:table-cell office:value-type="float" office:value="14492.380859375" calcext:value-type="float">
            <text:p>14492.38</text:p>
          </table:table-cell>
          <table:table-cell office:value-type="float" office:value="3133.2548828125" calcext:value-type="float">
            <text:p>3133.2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0.8" calcext:value-type="float">
            <text:p>30.800</text:p>
          </table:table-cell>
          <table:table-cell office:value-type="float" office:value="32.6699752492287" calcext:value-type="float">
            <text:p>32.670</text:p>
          </table:table-cell>
          <table:table-cell table:style-name="ce3" office:value-type="float" office:value="0.867971455483985" calcext:value-type="float">
            <text:p>0.86797</text:p>
          </table:table-cell>
          <table:table-cell office:value-type="float" office:value="14289.943359375" calcext:value-type="float">
            <text:p>14289.94</text:p>
          </table:table-cell>
          <table:table-cell office:value-type="float" office:value="2999.92797851562" calcext:value-type="float">
            <text:p>2999.9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8.8" calcext:value-type="float">
            <text:p>28.800</text:p>
          </table:table-cell>
          <table:table-cell office:value-type="float" office:value="33.0050912155255" calcext:value-type="float">
            <text:p>33.005</text:p>
          </table:table-cell>
          <table:table-cell table:style-name="ce3" office:value-type="float" office:value="0.875895527483262" calcext:value-type="float">
            <text:p>0.87590</text:p>
          </table:table-cell>
          <table:table-cell office:value-type="float" office:value="14232.3159179688" calcext:value-type="float">
            <text:p>14232.32</text:p>
          </table:table-cell>
          <table:table-cell office:value-type="float" office:value="3013.47216796875" calcext:value-type="float">
            <text:p>3013.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7443.987098028" calcext:value-type="float">
            <text:p>227443.987098028</text:p>
          </table:table-cell>
          <table:table-cell table:style-name="ce6" office:value-type="float" office:value="1737936.33044512" calcext:value-type="float">
            <text:p>1737936.3304451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0" calcext:value-type="float">
            <text:p>110.000</text:p>
          </table:table-cell>
          <table:table-cell office:value-type="float" office:value="28.942916090505" calcext:value-type="float">
            <text:p>28.943</text:p>
          </table:table-cell>
          <table:table-cell table:style-name="ce3" office:value-type="float" office:value="0.783828467436398" calcext:value-type="float">
            <text:p>0.78383</text:p>
          </table:table-cell>
          <table:table-cell office:value-type="float" office:value="18983.876953125" calcext:value-type="float">
            <text:p>18983.88</text:p>
          </table:table-cell>
          <table:table-cell office:value-type="float" office:value="4209.2578125" calcext:value-type="float">
            <text:p>4209.2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5.75" calcext:value-type="float">
            <text:p>85.750</text:p>
          </table:table-cell>
          <table:table-cell office:value-type="float" office:value="30.0221433198275" calcext:value-type="float">
            <text:p>30.022</text:p>
          </table:table-cell>
          <table:table-cell table:style-name="ce3" office:value-type="float" office:value="0.809531387807575" calcext:value-type="float">
            <text:p>0.80953</text:p>
          </table:table-cell>
          <table:table-cell office:value-type="float" office:value="16223.0126953125" calcext:value-type="float">
            <text:p>16223.01</text:p>
          </table:table-cell>
          <table:table-cell office:value-type="float" office:value="4068.83154296875" calcext:value-type="float">
            <text:p>4068.8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69" calcext:value-type="float">
            <text:p>69.000</text:p>
          </table:table-cell>
          <table:table-cell office:value-type="float" office:value="31.0235803321108" calcext:value-type="float">
            <text:p>31.024</text:p>
          </table:table-cell>
          <table:table-cell table:style-name="ce3" office:value-type="float" office:value="0.82940595389414" calcext:value-type="float">
            <text:p>0.82941</text:p>
          </table:table-cell>
          <table:table-cell office:value-type="float" office:value="15292.0927734375" calcext:value-type="float">
            <text:p>15292.09</text:p>
          </table:table-cell>
          <table:table-cell office:value-type="float" office:value="4083.71313476563" calcext:value-type="float">
            <text:p>4083.7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7.625" calcext:value-type="float">
            <text:p>57.625</text:p>
          </table:table-cell>
          <table:table-cell office:value-type="float" office:value="31.8310157167186" calcext:value-type="float">
            <text:p>31.831</text:p>
          </table:table-cell>
          <table:table-cell table:style-name="ce3" office:value-type="float" office:value="0.845801655791364" calcext:value-type="float">
            <text:p>0.84580</text:p>
          </table:table-cell>
          <table:table-cell office:value-type="float" office:value="13829.0166015625" calcext:value-type="float">
            <text:p>13829.02</text:p>
          </table:table-cell>
          <table:table-cell office:value-type="float" office:value="3627.8173828125" calcext:value-type="float">
            <text:p>3627.8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9" calcext:value-type="float">
            <text:p>49.000</text:p>
          </table:table-cell>
          <table:table-cell office:value-type="float" office:value="32.5929522950276" calcext:value-type="float">
            <text:p>32.593</text:p>
          </table:table-cell>
          <table:table-cell table:style-name="ce3" office:value-type="float" office:value="0.860357639146485" calcext:value-type="float">
            <text:p>0.86036</text:p>
          </table:table-cell>
          <table:table-cell office:value-type="float" office:value="13106.5693359375" calcext:value-type="float">
            <text:p>13106.57</text:p>
          </table:table-cell>
          <table:table-cell office:value-type="float" office:value="3533.10766601562" calcext:value-type="float">
            <text:p>3533.1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2.5" calcext:value-type="float">
            <text:p>42.500</text:p>
          </table:table-cell>
          <table:table-cell office:value-type="float" office:value="33.2300526313839" calcext:value-type="float">
            <text:p>33.230</text:p>
          </table:table-cell>
          <table:table-cell table:style-name="ce3" office:value-type="float" office:value="0.8715796422933" calcext:value-type="float">
            <text:p>0.87158</text:p>
          </table:table-cell>
          <table:table-cell office:value-type="float" office:value="12353.1606445313" calcext:value-type="float">
            <text:p>12353.16</text:p>
          </table:table-cell>
          <table:table-cell office:value-type="float" office:value="3262.3369140625" calcext:value-type="float">
            <text:p>3262.34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7.375" calcext:value-type="float">
            <text:p>37.375</text:p>
          </table:table-cell>
          <table:table-cell office:value-type="float" office:value="33.8344662821902" calcext:value-type="float">
            <text:p>33.834</text:p>
          </table:table-cell>
          <table:table-cell table:style-name="ce3" office:value-type="float" office:value="0.88148268236085" calcext:value-type="float">
            <text:p>0.88148</text:p>
          </table:table-cell>
          <table:table-cell office:value-type="float" office:value="12083.1459960938" calcext:value-type="float">
            <text:p>12083.15</text:p>
          </table:table-cell>
          <table:table-cell office:value-type="float" office:value="3234.23706054687" calcext:value-type="float">
            <text:p>3234.2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3" calcext:value-type="float">
            <text:p>33.000</text:p>
          </table:table-cell>
          <table:table-cell office:value-type="float" office:value="34.4009861353729" calcext:value-type="float">
            <text:p>34.401</text:p>
          </table:table-cell>
          <table:table-cell table:style-name="ce3" office:value-type="float" office:value="0.890019259812235" calcext:value-type="float">
            <text:p>0.89002</text:p>
          </table:table-cell>
          <table:table-cell office:value-type="float" office:value="11592.8081054688" calcext:value-type="float">
            <text:p>11592.81</text:p>
          </table:table-cell>
          <table:table-cell office:value-type="float" office:value="3203.88696289062" calcext:value-type="float">
            <text:p>3203.8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9.4" calcext:value-type="float">
            <text:p>29.400</text:p>
          </table:table-cell>
          <table:table-cell office:value-type="float" office:value="34.9094067401502" calcext:value-type="float">
            <text:p>34.909</text:p>
          </table:table-cell>
          <table:table-cell table:style-name="ce3" office:value-type="float" office:value="0.897373885276927" calcext:value-type="float">
            <text:p>0.89737</text:p>
          </table:table-cell>
          <table:table-cell office:value-type="float" office:value="11320.224609375" calcext:value-type="float">
            <text:p>11320.22</text:p>
          </table:table-cell>
          <table:table-cell office:value-type="float" office:value="3106.97338867187" calcext:value-type="float">
            <text:p>3106.9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6.7" calcext:value-type="float">
            <text:p>26.700</text:p>
          </table:table-cell>
          <table:table-cell office:value-type="float" office:value="35.3351625589164" calcext:value-type="float">
            <text:p>35.335</text:p>
          </table:table-cell>
          <table:table-cell table:style-name="ce3" office:value-type="float" office:value="0.902999060034233" calcext:value-type="float">
            <text:p>0.90300</text:p>
          </table:table-cell>
          <table:table-cell office:value-type="float" office:value="11012.296875" calcext:value-type="float">
            <text:p>11012.30</text:p>
          </table:table-cell>
          <table:table-cell office:value-type="float" office:value="2952.64819335938" calcext:value-type="float">
            <text:p>2952.6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4.3" calcext:value-type="float">
            <text:p>24.300</text:p>
          </table:table-cell>
          <table:table-cell office:value-type="float" office:value="35.7544730806163" calcext:value-type="float">
            <text:p>35.754</text:p>
          </table:table-cell>
          <table:table-cell table:style-name="ce3" office:value-type="float" office:value="0.908407990593658" calcext:value-type="float">
            <text:p>0.90841</text:p>
          </table:table-cell>
          <table:table-cell office:value-type="float" office:value="10842.1225585938" calcext:value-type="float">
            <text:p>10842.12</text:p>
          </table:table-cell>
          <table:table-cell office:value-type="float" office:value="2946.501953125" calcext:value-type="float">
            <text:p>2946.5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2.3" calcext:value-type="float">
            <text:p>22.300</text:p>
          </table:table-cell>
          <table:table-cell office:value-type="float" office:value="36.1321474667539" calcext:value-type="float">
            <text:p>36.132</text:p>
          </table:table-cell>
          <table:table-cell table:style-name="ce3" office:value-type="float" office:value="0.913139844800847" calcext:value-type="float">
            <text:p>0.91314</text:p>
          </table:table-cell>
          <table:table-cell office:value-type="float" office:value="10704.1884765625" calcext:value-type="float">
            <text:p>10704.19</text:p>
          </table:table-cell>
          <table:table-cell office:value-type="float" office:value="2939.37182617187" calcext:value-type="float">
            <text:p>2939.3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0.5" calcext:value-type="float">
            <text:p>20.500</text:p>
          </table:table-cell>
          <table:table-cell office:value-type="float" office:value="36.5037637172155" calcext:value-type="float">
            <text:p>36.504</text:p>
          </table:table-cell>
          <table:table-cell table:style-name="ce3" office:value-type="float" office:value="0.917947595594637" calcext:value-type="float">
            <text:p>0.91795</text:p>
          </table:table-cell>
          <table:table-cell office:value-type="float" office:value="10533.3295898438" calcext:value-type="float">
            <text:p>10533.33</text:p>
          </table:table-cell>
          <table:table-cell office:value-type="float" office:value="2841.94775390625" calcext:value-type="float">
            <text:p>2841.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38373.415441003" calcext:value-type="float">
            <text:p>238373.415441003</text:p>
          </table:table-cell>
          <table:table-cell table:style-name="ce6" office:value-type="float" office:value="1336691.00713251" calcext:value-type="float">
            <text:p>1336691.0071325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82" calcext:value-type="float">
            <text:p>182.000</text:p>
          </table:table-cell>
          <table:table-cell office:value-type="float" office:value="21.0639862712809" calcext:value-type="float">
            <text:p>21.064</text:p>
          </table:table-cell>
          <table:table-cell office:value-type="float" office:value="0.509826571529449" calcext:value-type="float">
            <text:p>0.50983</text:p>
          </table:table-cell>
          <table:table-cell office:value-type="float" office:value="71039.2719726563" calcext:value-type="float">
            <text:p>71039.27</text:p>
          </table:table-cell>
          <table:table-cell office:value-type="float" office:value="12440.0495605469" calcext:value-type="float">
            <text:p>12440.0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58" calcext:value-type="float">
            <text:p>158.000</text:p>
          </table:table-cell>
          <table:table-cell office:value-type="float" office:value="21.5564947807472" calcext:value-type="float">
            <text:p>21.556</text:p>
          </table:table-cell>
          <table:table-cell office:value-type="float" office:value="0.553549672631994" calcext:value-type="float">
            <text:p>0.55355</text:p>
          </table:table-cell>
          <table:table-cell office:value-type="float" office:value="76179.2514648438" calcext:value-type="float">
            <text:p>76179.25</text:p>
          </table:table-cell>
          <table:table-cell office:value-type="float" office:value="13410.5444335938" calcext:value-type="float">
            <text:p>13410.5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40.5" calcext:value-type="float">
            <text:p>140.500</text:p>
          </table:table-cell>
          <table:table-cell office:value-type="float" office:value="22.0078665124583" calcext:value-type="float">
            <text:p>22.008</text:p>
          </table:table-cell>
          <table:table-cell office:value-type="float" office:value="0.589166393208587" calcext:value-type="float">
            <text:p>0.58917</text:p>
          </table:table-cell>
          <table:table-cell office:value-type="float" office:value="79040.2211914063" calcext:value-type="float">
            <text:p>79040.22</text:p>
          </table:table-cell>
          <table:table-cell office:value-type="float" office:value="13922.4685058594" calcext:value-type="float">
            <text:p>13922.4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6.5" calcext:value-type="float">
            <text:p>126.500</text:p>
          </table:table-cell>
          <table:table-cell office:value-type="float" office:value="22.4451533972659" calcext:value-type="float">
            <text:p>22.445</text:p>
          </table:table-cell>
          <table:table-cell office:value-type="float" office:value="0.617562219452012" calcext:value-type="float">
            <text:p>0.61756</text:p>
          </table:table-cell>
          <table:table-cell office:value-type="float" office:value="79497.8803710938" calcext:value-type="float">
            <text:p>79497.88</text:p>
          </table:table-cell>
          <table:table-cell office:value-type="float" office:value="13880.4289550781" calcext:value-type="float">
            <text:p>13880.4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14.5" calcext:value-type="float">
            <text:p>114.500</text:p>
          </table:table-cell>
          <table:table-cell office:value-type="float" office:value="22.8651326290069" calcext:value-type="float">
            <text:p>22.865</text:p>
          </table:table-cell>
          <table:table-cell office:value-type="float" office:value="0.643285744206966" calcext:value-type="float">
            <text:p>0.64329</text:p>
          </table:table-cell>
          <table:table-cell office:value-type="float" office:value="80644.8271484375" calcext:value-type="float">
            <text:p>80644.83</text:p>
          </table:table-cell>
          <table:table-cell office:value-type="float" office:value="13953.9572753906" calcext:value-type="float">
            <text:p>13953.9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5.2" calcext:value-type="float">
            <text:p>105.200</text:p>
          </table:table-cell>
          <table:table-cell office:value-type="float" office:value="23.2511841992018" calcext:value-type="float">
            <text:p>23.251</text:p>
          </table:table-cell>
          <table:table-cell office:value-type="float" office:value="0.665579074421693" calcext:value-type="float">
            <text:p>0.66558</text:p>
          </table:table-cell>
          <table:table-cell office:value-type="float" office:value="81316.8916015625" calcext:value-type="float">
            <text:p>81316.89</text:p>
          </table:table-cell>
          <table:table-cell office:value-type="float" office:value="14566.4645996094" calcext:value-type="float">
            <text:p>14566.4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23.6324490236838" calcext:value-type="float">
            <text:p>23.632</text:p>
          </table:table-cell>
          <table:table-cell office:value-type="float" office:value="0.685685168758888" calcext:value-type="float">
            <text:p>0.68569</text:p>
          </table:table-cell>
          <table:table-cell office:value-type="float" office:value="80323.5830078125" calcext:value-type="float">
            <text:p>80323.58</text:p>
          </table:table-cell>
          <table:table-cell office:value-type="float" office:value="14244.0871582031" calcext:value-type="float">
            <text:p>14244.0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9.7" calcext:value-type="float">
            <text:p>89.700</text:p>
          </table:table-cell>
          <table:table-cell office:value-type="float" office:value="24.0079095210188" calcext:value-type="float">
            <text:p>24.008</text:p>
          </table:table-cell>
          <table:table-cell office:value-type="float" office:value="0.704696956153631" calcext:value-type="float">
            <text:p>0.70470</text:p>
          </table:table-cell>
          <table:table-cell office:value-type="float" office:value="78980.41015625" calcext:value-type="float">
            <text:p>78980.41</text:p>
          </table:table-cell>
          <table:table-cell office:value-type="float" office:value="14107.255859375" calcext:value-type="float">
            <text:p>14107.26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3.5" calcext:value-type="float">
            <text:p>83.500</text:p>
          </table:table-cell>
          <table:table-cell office:value-type="float" office:value="24.3752777059249" calcext:value-type="float">
            <text:p>24.375</text:p>
          </table:table-cell>
          <table:table-cell office:value-type="float" office:value="0.722741114572635" calcext:value-type="float">
            <text:p>0.72274</text:p>
          </table:table-cell>
          <table:table-cell office:value-type="float" office:value="77992.5356445313" calcext:value-type="float">
            <text:p>77992.54</text:p>
          </table:table-cell>
          <table:table-cell office:value-type="float" office:value="13940.1892089844" calcext:value-type="float">
            <text:p>13940.1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8" calcext:value-type="float">
            <text:p>78.000</text:p>
          </table:table-cell>
          <table:table-cell office:value-type="float" office:value="24.719987930426" calcext:value-type="float">
            <text:p>24.720</text:p>
          </table:table-cell>
          <table:table-cell office:value-type="float" office:value="0.7378527170084" calcext:value-type="float">
            <text:p>0.73785</text:p>
          </table:table-cell>
          <table:table-cell office:value-type="float" office:value="77235.2866210938" calcext:value-type="float">
            <text:p>77235.29</text:p>
          </table:table-cell>
          <table:table-cell office:value-type="float" office:value="13533.4978027344" calcext:value-type="float">
            <text:p>13533.5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3.2" calcext:value-type="float">
            <text:p>73.200</text:p>
          </table:table-cell>
          <table:table-cell office:value-type="float" office:value="25.0557590078791" calcext:value-type="float">
            <text:p>25.056</text:p>
          </table:table-cell>
          <table:table-cell office:value-type="float" office:value="0.751609582841963" calcext:value-type="float">
            <text:p>0.75161</text:p>
          </table:table-cell>
          <table:table-cell office:value-type="float" office:value="75680.599609375" calcext:value-type="float">
            <text:p>75680.60</text:p>
          </table:table-cell>
          <table:table-cell office:value-type="float" office:value="13073.5219726563" calcext:value-type="float">
            <text:p>13073.5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8.6" calcext:value-type="float">
            <text:p>68.600</text:p>
          </table:table-cell>
          <table:table-cell office:value-type="float" office:value="25.4031824987242" calcext:value-type="float">
            <text:p>25.403</text:p>
          </table:table-cell>
          <table:table-cell office:value-type="float" office:value="0.763740594586669" calcext:value-type="float">
            <text:p>0.76374</text:p>
          </table:table-cell>
          <table:table-cell office:value-type="float" office:value="74813.9462890625" calcext:value-type="float">
            <text:p>74813.95</text:p>
          </table:table-cell>
          <table:table-cell office:value-type="float" office:value="12706.8430175781" calcext:value-type="float">
            <text:p>12706.8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4.5" calcext:value-type="float">
            <text:p>64.500</text:p>
          </table:table-cell>
          <table:table-cell office:value-type="float" office:value="25.737406071306" calcext:value-type="float">
            <text:p>25.737</text:p>
          </table:table-cell>
          <table:table-cell office:value-type="float" office:value="0.775574074960197" calcext:value-type="float">
            <text:p>0.77557</text:p>
          </table:table-cell>
          <table:table-cell office:value-type="float" office:value="73670.3999023437" calcext:value-type="float">
            <text:p>73670.40</text:p>
          </table:table-cell>
          <table:table-cell office:value-type="float" office:value="12489.779296875" calcext:value-type="float">
            <text:p>12489.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9553.063790161" calcext:value-type="float">
            <text:p>229553.063790161</text:p>
          </table:table-cell>
          <table:table-cell table:style-name="ce6" office:value-type="float" office:value="3792243.7698119" calcext:value-type="float">
            <text:p>3792243.769811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72" calcext:value-type="float">
            <text:p>72.000</text:p>
          </table:table-cell>
          <table:table-cell office:value-type="float" office:value="33.0221566351208" calcext:value-type="float">
            <text:p>33.022</text:p>
          </table:table-cell>
          <table:table-cell office:value-type="float" office:value="0.815381072198316" calcext:value-type="float">
            <text:p>0.81538</text:p>
          </table:table-cell>
          <table:table-cell office:value-type="float" office:value="7402.94384765625" calcext:value-type="float">
            <text:p>7402.94</text:p>
          </table:table-cell>
          <table:table-cell office:value-type="float" office:value="2117.73315429688" calcext:value-type="float">
            <text:p>2117.73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2.1" calcext:value-type="float">
            <text:p>52.100</text:p>
          </table:table-cell>
          <table:table-cell office:value-type="float" office:value="34.3132334021922" calcext:value-type="float">
            <text:p>34.313</text:p>
          </table:table-cell>
          <table:table-cell office:value-type="float" office:value="0.842106446288831" calcext:value-type="float">
            <text:p>0.84211</text:p>
          </table:table-cell>
          <table:table-cell office:value-type="float" office:value="6994.8642578125" calcext:value-type="float">
            <text:p>6994.86</text:p>
          </table:table-cell>
          <table:table-cell office:value-type="float" office:value="2079.74755859375" calcext:value-type="float">
            <text:p>2079.7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0.5" calcext:value-type="float">
            <text:p>40.500</text:p>
          </table:table-cell>
          <table:table-cell office:value-type="float" office:value="35.257672570471" calcext:value-type="float">
            <text:p>35.258</text:p>
          </table:table-cell>
          <table:table-cell office:value-type="float" office:value="0.860899391352392" calcext:value-type="float">
            <text:p>0.86090</text:p>
          </table:table-cell>
          <table:table-cell office:value-type="float" office:value="6514.40673828125" calcext:value-type="float">
            <text:p>6514.41</text:p>
          </table:table-cell>
          <table:table-cell office:value-type="float" office:value="2078.2900390625" calcext:value-type="float">
            <text:p>2078.2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2.95" calcext:value-type="float">
            <text:p>32.950</text:p>
          </table:table-cell>
          <table:table-cell office:value-type="float" office:value="35.9870079908821" calcext:value-type="float">
            <text:p>35.987</text:p>
          </table:table-cell>
          <table:table-cell office:value-type="float" office:value="0.873267738731928" calcext:value-type="float">
            <text:p>0.87327</text:p>
          </table:table-cell>
          <table:table-cell office:value-type="float" office:value="6464.185546875" calcext:value-type="float">
            <text:p>6464.19</text:p>
          </table:table-cell>
          <table:table-cell office:value-type="float" office:value="2024.78002929687" calcext:value-type="float">
            <text:p>2024.7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8" calcext:value-type="float">
            <text:p>28.000</text:p>
          </table:table-cell>
          <table:table-cell office:value-type="float" office:value="36.5505297395933" calcext:value-type="float">
            <text:p>36.551</text:p>
          </table:table-cell>
          <table:table-cell office:value-type="float" office:value="0.884109895735969" calcext:value-type="float">
            <text:p>0.88411</text:p>
          </table:table-cell>
          <table:table-cell office:value-type="float" office:value="6202.822265625" calcext:value-type="float">
            <text:p>6202.82</text:p>
          </table:table-cell>
          <table:table-cell office:value-type="float" office:value="2046.79418945312" calcext:value-type="float">
            <text:p>2046.7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4.3" calcext:value-type="float">
            <text:p>24.300</text:p>
          </table:table-cell>
          <table:table-cell office:value-type="float" office:value="37.0422382963742" calcext:value-type="float">
            <text:p>37.042</text:p>
          </table:table-cell>
          <table:table-cell office:value-type="float" office:value="0.892947451205983" calcext:value-type="float">
            <text:p>0.89295</text:p>
          </table:table-cell>
          <table:table-cell office:value-type="float" office:value="6183.63330078125" calcext:value-type="float">
            <text:p>6183.63</text:p>
          </table:table-cell>
          <table:table-cell office:value-type="float" office:value="2046.30322265625" calcext:value-type="float">
            <text:p>2046.3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6" calcext:value-type="float">
            <text:p>21.600</text:p>
          </table:table-cell>
          <table:table-cell office:value-type="float" office:value="37.4649393504838" calcext:value-type="float">
            <text:p>37.465</text:p>
          </table:table-cell>
          <table:table-cell office:value-type="float" office:value="0.899912703247299" calcext:value-type="float">
            <text:p>0.89991</text:p>
          </table:table-cell>
          <table:table-cell office:value-type="float" office:value="6169.14501953125" calcext:value-type="float">
            <text:p>6169.15</text:p>
          </table:table-cell>
          <table:table-cell office:value-type="float" office:value="2024.6005859375" calcext:value-type="float">
            <text:p>2024.6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9.48" calcext:value-type="float">
            <text:p>19.480</text:p>
          </table:table-cell>
          <table:table-cell office:value-type="float" office:value="37.8424701884101" calcext:value-type="float">
            <text:p>37.842</text:p>
          </table:table-cell>
          <table:table-cell office:value-type="float" office:value="0.906221972494987" calcext:value-type="float">
            <text:p>0.90622</text:p>
          </table:table-cell>
          <table:table-cell office:value-type="float" office:value="6093.79052734375" calcext:value-type="float">
            <text:p>6093.79</text:p>
          </table:table-cell>
          <table:table-cell office:value-type="float" office:value="2034.97436523437" calcext:value-type="float">
            <text:p>2034.9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7.85" calcext:value-type="float">
            <text:p>17.850</text:p>
          </table:table-cell>
          <table:table-cell office:value-type="float" office:value="38.1699317212413" calcext:value-type="float">
            <text:p>38.170</text:p>
          </table:table-cell>
          <table:table-cell office:value-type="float" office:value="0.911754687157896" calcext:value-type="float">
            <text:p>0.91175</text:p>
          </table:table-cell>
          <table:table-cell office:value-type="float" office:value="6188.5947265625" calcext:value-type="float">
            <text:p>6188.59</text:p>
          </table:table-cell>
          <table:table-cell office:value-type="float" office:value="1991.13500976563" calcext:value-type="float">
            <text:p>1991.14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5" calcext:value-type="float">
            <text:p>16.500</text:p>
          </table:table-cell>
          <table:table-cell office:value-type="float" office:value="38.4889633034915" calcext:value-type="float">
            <text:p>38.489</text:p>
          </table:table-cell>
          <table:table-cell office:value-type="float" office:value="0.916780101674082" calcext:value-type="float">
            <text:p>0.91678</text:p>
          </table:table-cell>
          <table:table-cell office:value-type="float" office:value="6172.1416015625" calcext:value-type="float">
            <text:p>6172.14</text:p>
          </table:table-cell>
          <table:table-cell office:value-type="float" office:value="2006.97607421875" calcext:value-type="float">
            <text:p>2006.9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27" calcext:value-type="float">
            <text:p>15.270</text:p>
          </table:table-cell>
          <table:table-cell office:value-type="float" office:value="38.8226076207585" calcext:value-type="float">
            <text:p>38.823</text:p>
          </table:table-cell>
          <table:table-cell office:value-type="float" office:value="0.922046310583287" calcext:value-type="float">
            <text:p>0.92205</text:p>
          </table:table-cell>
          <table:table-cell office:value-type="float" office:value="6173.701171875" calcext:value-type="float">
            <text:p>6173.70</text:p>
          </table:table-cell>
          <table:table-cell office:value-type="float" office:value="2006.73461914062" calcext:value-type="float">
            <text:p>2006.7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27" calcext:value-type="float">
            <text:p>14.270</text:p>
          </table:table-cell>
          <table:table-cell office:value-type="float" office:value="39.1079669326106" calcext:value-type="float">
            <text:p>39.108</text:p>
          </table:table-cell>
          <table:table-cell office:value-type="float" office:value="0.926359845989387" calcext:value-type="float">
            <text:p>0.92636</text:p>
          </table:table-cell>
          <table:table-cell office:value-type="float" office:value="6202.01904296875" calcext:value-type="float">
            <text:p>6202.02</text:p>
          </table:table-cell>
          <table:table-cell office:value-type="float" office:value="1973.39208984375" calcext:value-type="float">
            <text:p>1973.39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37" calcext:value-type="float">
            <text:p>13.370</text:p>
          </table:table-cell>
          <table:table-cell office:value-type="float" office:value="39.3951313796004" calcext:value-type="float">
            <text:p>39.395</text:p>
          </table:table-cell>
          <table:table-cell office:value-type="float" office:value="0.930450031419182" calcext:value-type="float">
            <text:p>0.93045</text:p>
          </table:table-cell>
          <table:table-cell office:value-type="float" office:value="6155.1162109375" calcext:value-type="float">
            <text:p>6155.12</text:p>
          </table:table-cell>
          <table:table-cell office:value-type="float" office:value="1958.79516601563" calcext:value-type="float">
            <text:p>1958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60201.822019308" calcext:value-type="float">
            <text:p>160201.822019308</text:p>
          </table:table-cell>
          <table:table-cell table:style-name="ce6" office:value-type="float" office:value="941785.43465772" calcext:value-type="float">
            <text:p>941785.4346577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63" calcext:value-type="float">
            <text:p>163.000</text:p>
          </table:table-cell>
          <table:table-cell office:value-type="float" office:value="24.5694162906628" calcext:value-type="float">
            <text:p>24.569</text:p>
          </table:table-cell>
          <table:table-cell office:value-type="float" office:value="0.642676196453262" calcext:value-type="float">
            <text:p>0.64268</text:p>
          </table:table-cell>
          <table:table-cell office:value-type="float" office:value="39096.9384765625" calcext:value-type="float">
            <text:p>39096.94</text:p>
          </table:table-cell>
          <table:table-cell office:value-type="float" office:value="9759.92041015625" calcext:value-type="float">
            <text:p>9759.9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30" calcext:value-type="float">
            <text:p>130.000</text:p>
          </table:table-cell>
          <table:table-cell office:value-type="float" office:value="25.521091967995" calcext:value-type="float">
            <text:p>25.521</text:p>
          </table:table-cell>
          <table:table-cell office:value-type="float" office:value="0.678987861395213" calcext:value-type="float">
            <text:p>0.67899</text:p>
          </table:table-cell>
          <table:table-cell office:value-type="float" office:value="37145.2338867187" calcext:value-type="float">
            <text:p>37145.23</text:p>
          </table:table-cell>
          <table:table-cell office:value-type="float" office:value="9552.95385742187" calcext:value-type="float">
            <text:p>9552.9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07" calcext:value-type="float">
            <text:p>107.000</text:p>
          </table:table-cell>
          <table:table-cell office:value-type="float" office:value="26.3529944234888" calcext:value-type="float">
            <text:p>26.353</text:p>
          </table:table-cell>
          <table:table-cell office:value-type="float" office:value="0.705942989588153" calcext:value-type="float">
            <text:p>0.70594</text:p>
          </table:table-cell>
          <table:table-cell office:value-type="float" office:value="35005.5361328125" calcext:value-type="float">
            <text:p>35005.54</text:p>
          </table:table-cell>
          <table:table-cell office:value-type="float" office:value="9063.77294921875" calcext:value-type="float">
            <text:p>9063.7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1.5" calcext:value-type="float">
            <text:p>91.500</text:p>
          </table:table-cell>
          <table:table-cell office:value-type="float" office:value="27.0260601858159" calcext:value-type="float">
            <text:p>27.026</text:p>
          </table:table-cell>
          <table:table-cell office:value-type="float" office:value="0.727339726892147" calcext:value-type="float">
            <text:p>0.72734</text:p>
          </table:table-cell>
          <table:table-cell office:value-type="float" office:value="32902.2734375" calcext:value-type="float">
            <text:p>32902.27</text:p>
          </table:table-cell>
          <table:table-cell office:value-type="float" office:value="8730.45556640625" calcext:value-type="float">
            <text:p>8730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9.2" calcext:value-type="float">
            <text:p>79.200</text:p>
          </table:table-cell>
          <table:table-cell office:value-type="float" office:value="27.6484059747197" calcext:value-type="float">
            <text:p>27.648</text:p>
          </table:table-cell>
          <table:table-cell office:value-type="float" office:value="0.747124655020043" calcext:value-type="float">
            <text:p>0.74712</text:p>
          </table:table-cell>
          <table:table-cell office:value-type="float" office:value="30982.0991210937" calcext:value-type="float">
            <text:p>30982.10</text:p>
          </table:table-cell>
          <table:table-cell office:value-type="float" office:value="8229.54956054688" calcext:value-type="float">
            <text:p>8229.5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9.5" calcext:value-type="float">
            <text:p>69.500</text:p>
          </table:table-cell>
          <table:table-cell office:value-type="float" office:value="28.2081727925673" calcext:value-type="float">
            <text:p>28.208</text:p>
          </table:table-cell>
          <table:table-cell office:value-type="float" office:value="0.763824569518923" calcext:value-type="float">
            <text:p>0.76382</text:p>
          </table:table-cell>
          <table:table-cell office:value-type="float" office:value="29434.3950195312" calcext:value-type="float">
            <text:p>29434.40</text:p>
          </table:table-cell>
          <table:table-cell office:value-type="float" office:value="8004.40234375" calcext:value-type="float">
            <text:p>8004.4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1.8" calcext:value-type="float">
            <text:p>61.800</text:p>
          </table:table-cell>
          <table:table-cell office:value-type="float" office:value="28.6970962842727" calcext:value-type="float">
            <text:p>28.697</text:p>
          </table:table-cell>
          <table:table-cell office:value-type="float" office:value="0.777502484352884" calcext:value-type="float">
            <text:p>0.77750</text:p>
          </table:table-cell>
          <table:table-cell office:value-type="float" office:value="28521.7895507812" calcext:value-type="float">
            <text:p>28521.79</text:p>
          </table:table-cell>
          <table:table-cell office:value-type="float" office:value="7677.33349609375" calcext:value-type="float">
            <text:p>7677.33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5.9" calcext:value-type="float">
            <text:p>55.900</text:p>
          </table:table-cell>
          <table:table-cell office:value-type="float" office:value="29.1361787863557" calcext:value-type="float">
            <text:p>29.136</text:p>
          </table:table-cell>
          <table:table-cell office:value-type="float" office:value="0.79058664352065" calcext:value-type="float">
            <text:p>0.79059</text:p>
          </table:table-cell>
          <table:table-cell office:value-type="float" office:value="28252.1884765625" calcext:value-type="float">
            <text:p>28252.19</text:p>
          </table:table-cell>
          <table:table-cell office:value-type="float" office:value="7481.74633789063" calcext:value-type="float">
            <text:p>7481.7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0.9" calcext:value-type="float">
            <text:p>50.900</text:p>
          </table:table-cell>
          <table:table-cell office:value-type="float" office:value="29.5465549395741" calcext:value-type="float">
            <text:p>29.547</text:p>
          </table:table-cell>
          <table:table-cell office:value-type="float" office:value="0.802211786461043" calcext:value-type="float">
            <text:p>0.80221</text:p>
          </table:table-cell>
          <table:table-cell office:value-type="float" office:value="27512.7670898437" calcext:value-type="float">
            <text:p>27512.77</text:p>
          </table:table-cell>
          <table:table-cell office:value-type="float" office:value="7483.79418945313" calcext:value-type="float">
            <text:p>7483.7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6.6" calcext:value-type="float">
            <text:p>46.600</text:p>
          </table:table-cell>
          <table:table-cell office:value-type="float" office:value="29.9534662536194" calcext:value-type="float">
            <text:p>29.953</text:p>
          </table:table-cell>
          <table:table-cell office:value-type="float" office:value="0.813848006396389" calcext:value-type="float">
            <text:p>0.81385</text:p>
          </table:table-cell>
          <table:table-cell office:value-type="float" office:value="26490.8500976562" calcext:value-type="float">
            <text:p>26490.85</text:p>
          </table:table-cell>
          <table:table-cell office:value-type="float" office:value="7326.75756835938" calcext:value-type="float">
            <text:p>7326.7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3" calcext:value-type="float">
            <text:p>43.000</text:p>
          </table:table-cell>
          <table:table-cell office:value-type="float" office:value="30.3238388174401" calcext:value-type="float">
            <text:p>30.324</text:p>
          </table:table-cell>
          <table:table-cell office:value-type="float" office:value="0.823292555734192" calcext:value-type="float">
            <text:p>0.82329</text:p>
          </table:table-cell>
          <table:table-cell office:value-type="float" office:value="25957.1762695312" calcext:value-type="float">
            <text:p>25957.18</text:p>
          </table:table-cell>
          <table:table-cell office:value-type="float" office:value="7294.29370117188" calcext:value-type="float">
            <text:p>7294.2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9.8" calcext:value-type="float">
            <text:p>39.800</text:p>
          </table:table-cell>
          <table:table-cell office:value-type="float" office:value="30.6773249003239" calcext:value-type="float">
            <text:p>30.677</text:p>
          </table:table-cell>
          <table:table-cell office:value-type="float" office:value="0.832607520004986" calcext:value-type="float">
            <text:p>0.83261</text:p>
          </table:table-cell>
          <table:table-cell office:value-type="float" office:value="25269.5395507812" calcext:value-type="float">
            <text:p>25269.54</text:p>
          </table:table-cell>
          <table:table-cell office:value-type="float" office:value="7183.12255859375" calcext:value-type="float">
            <text:p>7183.1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7.1" calcext:value-type="float">
            <text:p>37.100</text:p>
          </table:table-cell>
          <table:table-cell office:value-type="float" office:value="31.003072717372" calcext:value-type="float">
            <text:p>31.003</text:p>
          </table:table-cell>
          <table:table-cell office:value-type="float" office:value="0.840591073699192" calcext:value-type="float">
            <text:p>0.84059</text:p>
          </table:table-cell>
          <table:table-cell office:value-type="float" office:value="24984.1103515625" calcext:value-type="float">
            <text:p>24984.11</text:p>
          </table:table-cell>
          <table:table-cell office:value-type="float" office:value="6947.07348632813" calcext:value-type="float">
            <text:p>6947.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30989.991012041" calcext:value-type="float">
            <text:p>330989.991012041</text:p>
          </table:table-cell>
          <table:table-cell table:style-name="ce6" office:value-type="float" office:value="2265359.8518366" calcext:value-type="float">
            <text:p>2265359.851836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/00/00</text:date>, <text:time style:data-style-name="N2" text:time-value="13:57:02.9201628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3T20:52:43.995704476</dc:date>
    <meta:editing-duration>PT2H33M51S</meta:editing-duration>
    <meta:editing-cycles>17</meta:editing-cycles>
    <meta:generator>LibreOffice/6.3.3.2.0$Linux_X86_64 LibreOffice_project/30$Build-2</meta:generator>
    <meta:document-statistic meta:table-count="8" meta:cell-count="704" meta:object-count="0"/>
  </office:meta>
</office:document-meta>
</file>